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1" svg:font-family="Verdana, Arial, \, 'Helvetica Neue', '&quot;, Helvetica, sans-serif'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55, 255, 255)', 'text-decoration-thickness: initial', 'text-decoration-style: initial', 'text-decoration-color: initial', 'display: inline !important', 'float: none'"/>
    <style:font-face style:name="Verdana" svg:font-family="Verdana, Arial, \, 'Helvetica Neue', '&quot;, Helvetica, sans-serif', 'font-size: 16px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55, 255, 255)', 'text-decoration-thickness: initial', 'text-decoration-style: initial', 'text-decoration-color: initia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84bf" officeooo:paragraph-rsid="000284bf"/>
    </style:style>
    <style:style style:name="P2" style:family="paragraph" style:parent-style-name="Standard">
      <style:text-properties officeooo:rsid="00031f6f" officeooo:paragraph-rsid="00031f6f"/>
    </style:style>
    <style:style style:name="P3" style:family="paragraph" style:parent-style-name="Standard">
      <style:text-properties officeooo:rsid="0004d4bd" officeooo:paragraph-rsid="00031f6f"/>
    </style:style>
    <style:style style:name="P4" style:family="paragraph" style:parent-style-name="Standard">
      <style:text-properties officeooo:rsid="0004d4bd" officeooo:paragraph-rsid="0004d4bd"/>
    </style:style>
    <style:style style:name="P5" style:family="paragraph" style:parent-style-name="Standard">
      <style:text-properties officeooo:paragraph-rsid="00031f6f"/>
    </style:style>
    <style:style style:name="P6" style:family="paragraph" style:parent-style-name="Standard">
      <style:text-properties fo:color="#f10d0c" officeooo:rsid="0004d4bd" officeooo:paragraph-rsid="0004d4bd"/>
    </style:style>
    <style:style style:name="P7" style:family="paragraph" style:parent-style-name="Standard">
      <style:text-properties fo:color="#000000" officeooo:rsid="0004d4bd" officeooo:paragraph-rsid="0004d4bd"/>
    </style:style>
    <style:style style:name="P8" style:family="paragraph" style:parent-style-name="Standard">
      <style:text-properties fo:color="#000000" officeooo:rsid="00051454" officeooo:paragraph-rsid="00051454"/>
    </style:style>
    <style:style style:name="P9" style:family="paragraph" style:parent-style-name="Standard">
      <style:text-properties fo:color="#000000" officeooo:rsid="0005e4f1" officeooo:paragraph-rsid="00051454"/>
    </style:style>
    <style:style style:name="P10" style:family="paragraph" style:parent-style-name="Standard">
      <style:text-properties fo:color="#000000" officeooo:rsid="0005e4f1" officeooo:paragraph-rsid="0005e4f1"/>
    </style:style>
    <style:style style:name="T1" style:family="text">
      <style:text-properties officeooo:rsid="00031f6f"/>
    </style:style>
    <style:style style:name="T2" style:family="text">
      <style:text-properties fo:color="#8d1d75"/>
    </style:style>
    <style:style style:name="T3" style:family="text">
      <style:text-properties fo:color="#8d1d75" officeooo:rsid="0004d4bd"/>
    </style:style>
    <style:style style:name="T4" style:family="text">
      <style:text-properties fo:color="#8d1d75" officeooo:rsid="00031f6f"/>
    </style:style>
    <style:style style:name="T5" style:family="text">
      <style:text-properties fo:color="#ff7b5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rações assincronas permitem que uma linha de código fique carregando enquanto a página flui normalmente.</text:p>
      <text:p text:style-name="P1"/>
      <text:p text:style-name="P1">A assincronidade permite que uma função comece sem que outra termine.</text:p>
      <text:p text:style-name="P1"/>
      <text:p text:style-name="P5"><text:span text:style-name="T4">setTimeout(</text:span><text:span text:style-name="T3">callback</text:span><text:span text:style-name="T4">, tempoMS)</text:span><text:span text:style-name="T1">: Uma função assincrona que executa uma função quando passa um certo tempo em milisegundos.</text:span></text:p>
      <text:p text:style-name="P2"><text:a xlink:type="simple" xlink:href="https://www.w3schools.com/jsref/met_win_settimeout.asp" text:style-name="Internet_20_link" text:visited-style-name="Visited_20_Internet_20_Link">https://www.w3schools.com/jsref/met_win_settimeout.asp</text:a></text:p>
      <text:p text:style-name="P3"/>
      <text:p text:style-name="P3"/>
      <text:p text:style-name="P4"><text:span text:style-name="T5">callback</text:span>: função passada como parametro para outra função.</text:p>
      <text:p text:style-name="P4"/>
      <text:p text:style-name="P6">const monthlyBudget = (myIncome, myExpenses, callback) =&gt; {</text:p>
      <text:p text:style-name="P6"/>
      <text:p text:style-name="P6"><text:s text:c="2"/>const totalExpenses = callback(myExpenses);</text:p>
      <text:p text:style-name="P6"><text:s text:c="2"/>const totalAfterExpenses = myIncome - totalExpenses;</text:p>
      <text:p text:style-name="P6"/>
      <text:p text:style-name="P6"><text:s text:c="2"/>console.log(`Balanço do mês:</text:p>
      <text:p text:style-name="P6"><text:s text:c="4"/>Recebido: R$${myIncome},00</text:p>
      <text:p text:style-name="P6"><text:s text:c="4"/>Gasto: R$${totalExpenses},00</text:p>
      <text:p text:style-name="P6"><text:s text:c="4"/>Saldo: R$${totalAfterExpenses},00 `);</text:p>
      <text:p text:style-name="P6">};</text:p>
      <text:p text:style-name="P6"/>
      <text:p text:style-name="P6"/>
      <text:p text:style-name="P7">No ex a callback é uma função passada como parametro que é executada em myExpenses.</text:p>
      <text:p text:style-name="P7"/>
      <text:p text:style-name="P7"/>
      <text:p text:style-name="P7"/>
      <text:p text:style-name="P8">É preciso existir uma callback caso a operação assincrona termine em erro</text:p>
      <text:p text:style-name="P8"/>
      <text:p text:style-name="P9"/>
      <text:p text:style-name="P10">fetchAPI: contém uma śerie de recursos para lidar com requisições no http no javascript. </text:p>
      <text:p text:style-name="P10">Uma API é uma forma de trafegar entre aplicações. É possível solicitar dados.</text:p>
      <text:p text:style-name="P10"><text:span text:style-name="T2">fetch()</text:span> da FetchAPI: faz chamada das URLs das APIs.</text:p>
      <text:p text:style-name="P10"/>
      <text:p text:style-name="P10">Quando faz-se uma requisição a API, o retorno não é instantaneo, portanto é preciso fazer de forma assincrona.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1" svg:font-family="Verdana, Arial, \, 'Helvetica Neue', '&quot;, Helvetica, sans-serif'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55, 255, 255)', 'text-decoration-thickness: initial', 'text-decoration-style: initial', 'text-decoration-color: initial', 'display: inline !important', 'float: none'"/>
    <style:font-face style:name="Verdana" svg:font-family="Verdana, Arial, \, 'Helvetica Neue', '&quot;, Helvetica, sans-serif', 'font-size: 16px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55, 255, 255)', 'text-decoration-thickness: initial', 'text-decoration-style: initial', 'text-decoration-color: initia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6T14:08:46.675896030</meta:creation-date>
    <meta:generator>LibreOffice/6.4.7.2$Linux_X86_64 LibreOffice_project/40$Build-2</meta:generator>
    <dc:date>2021-07-06T15:25:09.169041693</dc:date>
    <meta:editing-duration>PT1H6M12S</meta:editing-duration>
    <meta:editing-cycles>5</meta:editing-cycles>
    <meta:document-statistic meta:table-count="0" meta:image-count="0" meta:object-count="0" meta:page-count="1" meta:paragraph-count="19" meta:word-count="161" meta:character-count="1184" meta:non-whitespace-character-count="1023"/>
  </office:meta>
</office:document-meta>
</file>